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error handling backend &amp; frontend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error handling backend &amp; fronten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error handling backend &amp; frontend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error handling backend &amp; frontend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error handling backend &amp; fronten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Express &amp; angular</text:p>
          </table:table-cell>
          <table:table-cell table:style-name="ce44" office:value-type="string" calcext:value-type="string">
            <text:p>error handling backend &amp; fronten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pagination add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pagination add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pagination adding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18:53:50.127089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12T18:54:59.924132807</dc:date>
    <meta:editing-cycles>135</meta:editing-cycles>
    <meta:editing-duration>PT7H17M53S</meta:editing-duration>
    <meta:generator>LibreOffice/6.4.7.2$Linux_X86_64 LibreOffice_project/40$Build-2</meta:generator>
    <meta:document-statistic meta:table-count="1" meta:cell-count="40" meta:object-count="0"/>
  </office:meta>
</office:document-meta>
</file>